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1cm" style:use-optimal-column-width="true"/>
    </style:style>
    <style:style style:name="co3" style:family="table-column">
      <style:table-column-properties fo:break-before="auto" style:column-width="3.14854166666667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Tb_Cliente</text:p>
          </table:table-cell>
          <table:table-cell table:style-name="ce1"/>
          <table:table-cell office:value-type="string" table:style-name="ce2">
            <text:p>Tb_Funcionario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ID_Cliente</text:p>
          </table:table-cell>
          <table:table-cell table:style-name="ce1"/>
          <table:table-cell office:value-type="string" table:style-name="ce4">
            <text:p>ID_Funcionario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Nome</text:p>
          </table:table-cell>
          <table:table-cell table:style-name="ce1"/>
          <table:table-cell office:value-type="string" table:style-name="ce5">
            <text:p>Nom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Email</text:p>
          </table:table-cell>
          <table:table-cell table:style-name="ce1"/>
          <table:table-cell office:value-type="string" table:style-name="ce5">
            <text:p>Emai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RG</text:p>
          </table:table-cell>
          <table:table-cell table:style-name="ce6"/>
          <table:table-cell office:value-type="string" table:style-name="ce5">
            <text:p>Senha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Estado</text:p>
          </table:table-cell>
          <table:table-cell table:style-name="ce1"/>
          <table:table-cell office:value-type="string" table:style-name="ce5">
            <text:p>Tip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Cidade</text:p>
          </table:table-cell>
          <table:table-cell table:style-name="ce1"/>
          <table:table-cell office:value-type="string" table:style-name="ce7">
            <text:p>Ativ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Endereco</text:p>
          </table:table-cell>
          <table:table-cell table:style-name="ce1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5">
            <text:p>Nascimento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10">
            <text:p>CNH</text:p>
          </table:table-cell>
          <table:table-cell table:style-name="ce1"/>
          <table:table-cell office:value-type="string" table:style-name="ce2">
            <text:p>Tb_Aluguel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4">
            <text:p>ID_Alugue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5">
            <text:p>ID_Client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5">
            <text:p>ID_Veiculo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5">
            <text:p>ID_Funcionario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5">
            <text:p>Data_Aluguel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5">
            <text:p>Data_Entrega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2">
            <text:p>Tb_Veiculo</text:p>
          </table:table-cell>
          <table:table-cell table:style-name="ce1"/>
          <table:table-cell office:value-type="string" table:style-name="ce5">
            <text:p>KM_Aluguel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4">
            <text:p>ID_Veiculo</text:p>
          </table:table-cell>
          <table:table-cell table:style-name="ce1"/>
          <table:table-cell office:value-type="string" table:style-name="ce5">
            <text:p>KM_Entreg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Marca</text:p>
          </table:table-cell>
          <table:table-cell table:style-name="ce6"/>
          <table:table-cell office:value-type="string" table:style-name="ce5">
            <text:p>Dias_Alug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Modelo</text:p>
          </table:table-cell>
          <table:table-cell table:style-name="ce1"/>
          <table:table-cell office:value-type="string" table:style-name="ce5">
            <text:p>Preco_Alugue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Placa</text:p>
          </table:table-cell>
          <table:table-cell table:style-name="ce1"/>
          <table:table-cell office:value-type="string" table:style-name="ce5">
            <text:p>Pagamen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Ano</text:p>
          </table:table-cell>
          <table:table-cell table:style-name="ce1"/>
          <table:table-cell office:value-type="string" table:style-name="ce10">
            <text:p>Dias_Atras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5">
            <text:p>KM_Inicial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5">
            <text:p>KM_Atual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Preco_Diari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Ativ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Data_Aquisica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7">
            <text:p>Data_Final</text:p>
          </table:table-cell>
          <table:table-cell table:number-columns-repeated="16381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Flávio Eduardo</dc:creator>
    <meta:creation-date>2019-09-01T19:57:45Z</meta:creation-date>
    <dc:date>2019-10-23T23:11:38Z</dc:date>
    <meta:editing-cycles>1</meta:editing-cycles>
    <meta:editing-duration>PT225S</meta:editing-duration>
  </office:meta>
</office:document-meta>
</file>